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bbb" officeooo:paragraph-rsid="0005a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sunbeam , p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41:29.982257447</meta:creation-date>
    <dc:date>2019-11-26T22:42:21.380572014</dc:date>
    <meta:editing-duration>PT52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0.7.3$Linux_X86_64 LibreOffice_project/00m0$Build-3</meta:generator>
  </office:meta>
</office:document-meta>
</file>